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ab-stops>
          <style:tab-stop style:position="10.73cm"/>
        </style:tab-stops>
      </style:paragraph-properties>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0000ff"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fo:color="#0000ff" fo:font-style="italic" style:font-style-asian="italic" style:font-style-complex="italic"/>
    </style:style>
    <style:style style:name="T2" style:family="text">
      <style:text-properties fo:color="#00008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LLS</text:p>
      <text:p text:style-name="P1"/>
      <text:p text:style-name="P1">I heard a group of microscopists talking about Galls and for the life of me did not understand a word of what was said. So that being said I delved into the list of books and low and behold there was a book <text:s/>'Provisional Keys to British Plant Galls' </text:p>
      <text:p text:style-name="P1"/>
      <text:p text:style-name="P1">So here we go on another episode, discovering about Plant Galls.</text:p>
      <text:p text:style-name="P1"/>
      <text:p text:style-name="P1">Most branches of biology and natural history can be classified under the fauna or the flora, vertebrate or invertebrate , flowering or non flowering, but plant galls defy such neat designation. By definition, a gall consists of plant tissue in which the cells have been stimulated to increase in size or in number, or in both, by an intrusive organism. The relationship is parasitic, although a few examples show evidence of symbiosis. A gall is not an organism in its own right but rather it is a manifestation of reactions between two very different living things. It must not be regarded as a species, and is named by reference to both host and parasite.</text:p>
      <text:p text:style-name="P1"/>
      <text:p text:style-name="P1">So hot foot in the hope of finding some galls I had a good <text:s/>scroung round our wooded area. </text:p>
      <text:p text:style-name="P1"/>
      <text:p text:style-name="P1">I have added a few photos of eggs laid by galls with the named parasite responsible.</text:p>
      <text:p text:style-name="P1"/>
      <text:p text:style-name="P1">The next piece is from <text:span text:style-name="T1">A Guide to the Insects of Britain and Northern Europe By</text:span></text:p>
      <text:p text:style-name="P4">Michael Chinery.</text:p>
      <text:p text:style-name="P4"/>
      <text:p text:style-name="P2"/>
      <text:p text:style-name="P1">Superfamily Cynipoidea;</text:p>
      <text:p text:style-name="P1">The members of this group are very small or minute insects with rather characteristic wing venation. The <text:s/>gaster (that part of the abdomen in Hymenoprera which lies behind the 'waist'). Is laterally compressed, more so in some species than in others, and the insects are generally dark in colour, althogh some are yellowish or redish brown. Its members are of special interest because most of them induce gall formation on plants and manyof them alternate between sexual and non sexual generations. <text:s/>They are called gall wasps. Each species induces formation of its own characteristic gall on the plant. Most are found on oaks but a few species attack roses and certain herbaceous plants.</text:p>
      <text:p text:style-name="P1">Read up on <text:span text:style-name="T2">Neuroterus quercusbaccarum, and <text:s/>Diplolepis rosa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ice  Vaughan</meta:initial-creator>
    <meta:creation-date>2017-09-30T14:17:18</meta:creation-date>
    <dc:date>2017-10-01T10:07:47.82</dc:date>
    <dc:creator>Maurice  Vaughan</dc:creator>
    <meta:editing-duration>PT38M7S</meta:editing-duration>
    <meta:editing-cycles>2</meta:editing-cycles>
    <meta:generator>OpenOffice/4.1.3$Win32 OpenOffice.org_project/413m1$Build-9783</meta:generator>
    <meta:document-statistic meta:table-count="0" meta:image-count="0" meta:object-count="0" meta:page-count="1" meta:paragraph-count="11" meta:word-count="351" meta:character-count="2018"/>
  </office:meta>
</office:document-meta>
</file>